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1">
      <style:paragraph-properties fo:text-align="center" style:justify-single-word="false"/>
      <style:text-properties style:font-name="Liberation Serif" fo:font-size="16pt" fo:language="en" fo:country="GB" officeooo:paragraph-rsid="00225a5c" style:font-size-asian="16pt" style:font-size-complex="16pt"/>
    </style:style>
    <style:style style:name="P2" style:family="paragraph" style:parent-style-name="Heading_20_1">
      <style:text-properties style:font-name="Liberation Serif" fo:language="en" fo:country="GB" officeooo:paragraph-rsid="00225a5c"/>
    </style:style>
    <style:style style:name="P3" style:family="paragraph" style:parent-style-name="Heading_20_2">
      <style:text-properties style:font-name="Liberation Serif" fo:language="en" fo:country="GB" officeooo:paragraph-rsid="00225a5c"/>
    </style:style>
    <style:style style:name="P4" style:family="paragraph" style:parent-style-name="Heading_20_3">
      <style:text-properties officeooo:paragraph-rsid="004ac391"/>
    </style:style>
    <style:style style:name="P5" style:family="paragraph" style:parent-style-name="Subtitle">
      <style:text-properties fo:font-size="12pt" officeooo:paragraph-rsid="00225a5c" style:font-size-asian="12pt" style:font-size-complex="12pt"/>
    </style:style>
    <style:style style:name="P6" style:family="paragraph" style:parent-style-name="Subtitle">
      <style:paragraph-properties fo:margin-top="0cm" fo:margin-bottom="0cm" style:contextual-spacing="false" fo:text-align="center" style:justify-single-word="false"/>
      <style:text-properties style:font-name="Liberation Serif" fo:font-size="14pt" fo:language="en" fo:country="GB" officeooo:paragraph-rsid="00225a5c" style:font-size-asian="14pt" style:font-size-complex="14pt"/>
    </style:style>
    <style:style style:name="P7" style:family="paragraph" style:parent-style-name="Subtitle">
      <style:paragraph-properties fo:margin-top="0cm" fo:margin-bottom="0cm" style:contextual-spacing="false" fo:text-align="center" style:justify-single-word="false"/>
      <style:text-properties style:font-name="Liberation Serif" fo:font-size="12pt" fo:language="en" fo:country="GB" officeooo:paragraph-rsid="00225a5c" style:font-size-asian="12pt" style:font-size-complex="12pt"/>
    </style:style>
    <style:style style:name="P8" style:family="paragraph" style:parent-style-name="Subtitle">
      <style:text-properties style:font-name="Liberation Serif" fo:font-size="12pt" fo:language="en" fo:country="GB" officeooo:paragraph-rsid="00225a5c" style:font-size-asian="12pt" style:font-size-complex="12pt"/>
    </style:style>
    <style:style style:name="P9" style:family="paragraph" style:parent-style-name="Text_20_body" style:list-style-name="L54">
      <style:text-properties style:font-name="Liberation Serif" fo:language="en" fo:country="GB"/>
    </style:style>
    <style:style style:name="P10" style:family="paragraph" style:parent-style-name="Text_20_body" style:list-style-name="L54">
      <style:text-properties style:font-name="Liberation Serif" fo:language="en" fo:country="GB" officeooo:paragraph-rsid="00382f12"/>
    </style:style>
    <style:style style:name="P11" style:family="paragraph" style:parent-style-name="Text_20_body" style:list-style-name="L54">
      <style:text-properties style:font-name="Liberation Serif" fo:language="en" fo:country="GB" officeooo:paragraph-rsid="00381e87"/>
    </style:style>
    <style:style style:name="P12" style:family="paragraph" style:parent-style-name="Text_20_body" style:list-style-name="L54">
      <style:text-properties style:font-name="Liberation Serif" fo:language="en" fo:country="GB" officeooo:rsid="003b372f" officeooo:paragraph-rsid="003b372f"/>
    </style:style>
    <style:style style:name="P13" style:family="paragraph" style:parent-style-name="Text_20_body" style:list-style-name="L54">
      <style:text-properties style:font-name="Liberation Serif" fo:language="en" fo:country="GB" officeooo:rsid="003c440f" officeooo:paragraph-rsid="003c440f"/>
    </style:style>
    <style:style style:name="P14" style:family="paragraph" style:parent-style-name="Text_20_body" style:list-style-name="L54">
      <style:text-properties style:font-name="Liberation Serif" fo:language="en" fo:country="GB" officeooo:rsid="0041105f" officeooo:paragraph-rsid="0041105f"/>
    </style:style>
    <style:style style:name="P15" style:family="paragraph" style:parent-style-name="Text_20_body" style:list-style-name="L54">
      <style:text-properties style:font-name="Liberation Serif" officeooo:paragraph-rsid="004ac391"/>
    </style:style>
    <style:style style:name="P16" style:family="paragraph" style:parent-style-name="Text_20_body" style:list-style-name="L56"/>
    <style:style style:name="P17" style:family="paragraph" style:parent-style-name="Text_20_body" style:list-style-name="L56">
      <style:text-properties officeooo:rsid="0057709a" officeooo:paragraph-rsid="00591ec0"/>
    </style:style>
    <style:style style:name="P18" style:family="paragraph" style:parent-style-name="Title">
      <style:text-properties style:font-name="Liberation Serif" fo:font-size="22pt" fo:language="en" fo:country="GB" officeooo:paragraph-rsid="00225a5c" style:font-size-asian="22pt" style:font-size-complex="22pt"/>
    </style:style>
    <style:style style:name="T1" style:family="text">
      <style:text-properties fo:language="en" fo:country="GB"/>
    </style:style>
    <style:style style:name="T2" style:family="text">
      <style:text-properties fo:language="en" fo:country="GB" officeooo:rsid="00421998"/>
    </style:style>
    <style:style style:name="T3" style:family="text">
      <style:text-properties fo:language="en" fo:country="GB" officeooo:rsid="0043b684"/>
    </style:style>
    <style:style style:name="T4" style:family="text">
      <style:text-properties fo:font-size="14pt" style:font-size-asian="14pt" style:font-size-complex="14pt"/>
    </style:style>
    <style:style style:name="T5" style:family="text">
      <style:text-properties officeooo:rsid="0023f27c"/>
    </style:style>
    <style:style style:name="T6" style:family="text">
      <style:text-properties style:font-name="Liberation Serif"/>
    </style:style>
    <style:style style:name="T7" style:family="text">
      <style:text-properties style:font-name="Liberation Serif" fo:language="en" fo:country="GB"/>
    </style:style>
    <style:style style:name="T8" style:family="text">
      <style:text-properties style:font-name="Liberation Serif" fo:font-size="14pt" style:font-size-asian="14pt" style:font-size-complex="14pt"/>
    </style:style>
    <style:style style:name="T9" style:family="text">
      <style:text-properties officeooo:rsid="0043b684"/>
    </style:style>
    <style:style style:name="T10" style:family="text">
      <style:text-properties officeooo:rsid="00591ec0"/>
    </style:style>
    <style:style style:name="T11" style:family="text">
      <style:text-properties officeooo:rsid="0061802c"/>
    </style:style>
    <style:style style:name="Sect1"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loext:num-list-format="%1%" text:bullet-char="•">
        <style:list-level-properties text:space-before="0.752cm" text:min-label-width="0.499cm"/>
        <style:text-properties style:font-name="OpenSymbol"/>
      </text:list-level-style-bullet>
      <text:list-level-style-bullet text:level="2" text:style-name="Bullet_20_Symbols" loext:num-list-format="%2%" text:bullet-char="•">
        <style:list-level-properties text:space-before="2.002cm" text:min-label-width="0.499cm"/>
        <style:text-properties style:font-name="OpenSymbol"/>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393cm" fo:text-indent="-0.635cm" fo:margin-left="1.393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28cm" fo:text-indent="-0.635cm" fo:margin-left="2.028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63cm" fo:text-indent="-0.635cm" fo:margin-left="2.663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98cm" fo:text-indent="-0.635cm" fo:margin-left="3.298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33cm" fo:text-indent="-0.635cm" fo:margin-left="3.933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68cm" fo:text-indent="-0.635cm" fo:margin-left="4.56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203cm" fo:text-indent="-0.635cm" fo:margin-left="5.203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38cm" fo:text-indent="-0.635cm" fo:margin-left="5.838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73cm" fo:text-indent="-0.635cm" fo:margin-left="6.473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108cm" fo:text-indent="-0.635cm" fo:margin-left="7.108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Bullet_20_Symbols" loext:num-list-format="%1%" text:bullet-char="•">
        <style:list-level-properties text:space-before="0.752cm" text:min-label-width="0.499cm"/>
        <style:text-properties style:font-name="OpenSymbol"/>
      </text:list-level-style-bullet>
      <text:list-level-style-bullet text:level="2" text:style-name="Bullet_20_Symbols" loext:num-list-format="%2%" text:bullet-char="•">
        <style:list-level-properties text:space-before="2.002cm" text:min-label-width="0.499cm"/>
        <style:text-properties style:font-name="OpenSymbol"/>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393cm" fo:text-indent="-0.635cm" fo:margin-left="1.393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28cm" fo:text-indent="-0.635cm" fo:margin-left="2.028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63cm" fo:text-indent="-0.635cm" fo:margin-left="2.663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98cm" fo:text-indent="-0.635cm" fo:margin-left="3.298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33cm" fo:text-indent="-0.635cm" fo:margin-left="3.933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68cm" fo:text-indent="-0.635cm" fo:margin-left="4.56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203cm" fo:text-indent="-0.635cm" fo:margin-left="5.203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38cm" fo:text-indent="-0.635cm" fo:margin-left="5.838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73cm" fo:text-indent="-0.635cm" fo:margin-left="6.473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108cm" fo:text-indent="-0.635cm" fo:margin-left="7.108cm"/>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Cryptography with OpenSSL – Applications</text:p>
      <text:h text:style-name="P1" text:outline-level="1" text:is-list-header="true">Lab Report <text:span text:style-name="T5">3</text:span></text:h>
      <text:p text:style-name="P6">Information Systems Security course (01TYM, 02KRQ)</text:p>
      <text:p text:style-name="P7">Politecnico di Torino – AA 2023/24</text:p>
      <text:p text:style-name="P8">prepared by:</text:p>
      <text:p text:style-name="P5"><text:span text:style-name="T7">Anuar Elio Magliari (</text:span><text:a xlink:type="simple" xlink:href="mailto:s317033@studenti.polito.it" text:style-name="Internet_20_link" text:visited-style-name="Visited_20_Internet_20_Link"><text:span text:style-name="T7">s317033@studenti.polito.it</text:span></text:a><text:span text:style-name="T7">)</text:span></text:p>
      <text:p text:style-name="P5"><text:span text:style-name="T7">George Florin Eftime (</text:span><text:a xlink:type="simple" xlink:href="mailto:s303483@studenti.polito.it" text:style-name="Internet_20_link" text:visited-style-name="Visited_20_Internet_20_Link"><text:span text:style-name="T7">s303483@studenti.polito.it</text:span></text:a><text:span text:style-name="T7">)</text:span></text:p>
      <text:h text:style-name="P2" text:outline-level="1">Cryptography applications: integrity</text:h>
      <text:h text:style-name="P3" text:outline-level="2"><text:span text:style-name="T4">Message Authentication Codes</text:span></text:h>
      <text:h text:style-name="P4" text:outline-level="3" text:is-list-header="true"><text:span text:style-name="T7">Manual generation of a keyed-digest</text:span><text:span text:style-name="T7"/></text:h>
      <text:list text:style-name="L54">
        <text:list-item>
          <text:p text:style-name="P9">Write down the command dgst of OpenSSL that Alice could to calculate a keyed-digest on the file msg, by using sha256 as base function?</text:p>
          <text:list>
            <text:list-item>
              <text:p text:style-name="P9">openssl dgst -sha256 -hmac key -out msg_digest -hex msg</text:p>
            </text:list-item>
          </text:list>
        </text:list-item>
        <text:list-item>
          <text:p text:style-name="P10">What information needs to know Bob to verify this manually constructed keyed-digest?</text:p>
        </text:list-item>
      </text:list>
      <text:section text:style-name="Sect1" text:name="Sezione1">
        <text:list text:continue-numbering="true" text:style-name="L54">
          <text:list-item>
            <text:list>
              <text:list-item>
                <text:p text:style-name="P12">The original plaintext</text:p>
              </text:list-item>
              <text:list-item>
                <text:p text:style-name="P12">The symmetric key</text:p>
              </text:list-item>
              <text:list-item>
                <text:p text:style-name="P13">The base function used for the hashing</text:p>
              </text:list-item>
            </text:list>
          </text:list-item>
        </text:list>
      </text:section>
      <text:list text:continue-numbering="true" text:style-name="L54">
        <text:list-item>
          <text:p text:style-name="P10">Which steps must be performed by Bob to verify the keyed-digest?</text:p>
          <text:list>
            <text:list-item>
              <text:p text:style-name="P14">Once Bob receives the message from Alice, he should calculate the keyed digest by providing the hash function with the symmetric key and the received message. Afterward, using the resulting hash value, he can compare it with the digest provided by Alice and attached to the received message.</text:p>
            </text:list-item>
          </text:list>
        </text:list-item>
        <text:list-item>
          <text:p text:style-name="P11">Why this way of constructing a keyed-digest is not secure?</text:p>
          <text:list>
            <text:list-item>
              <text:p text:style-name="P15"><text:span text:style-name="T2">An attacker, even if </text:span><text:span text:style-name="T3">he</text:span><text:span text:style-name="T2"> do</text:span><text:span text:style-name="T3">esn’t</text:span><text:span text:style-name="T2"> know the key, could append message blocks to the end of the message (or at the beginning, depending on where the key is located) and recalculate the keyed digest.</text:span></text:p>
            </text:list-item>
          </text:list>
        </text:list-item>
      </text:list>
      <text:h text:style-name="Heading_20_3" text:outline-level="3" text:is-list-header="true"><text:span text:style-name="T6">Computing an HMAC with OpenSSL</text:span></text:h>
      <text:list text:style-name="L56">
        <text:list-item>
          <text:p text:style-name="P16"><text:span text:style-name="T6">Write the OpenSSL command used to verify the keyed-digest generated above (hint: to compare two files you can use the command cmp)</text:span></text:p>
          <text:list>
            <text:list-item>
              <text:p text:style-name="P16">openssl dgst -sha256 -binary -hmac key -out msg.hmac msg</text:p>
            </text:list-item>
            <text:list-item>
              <text:p text:style-name="P16">openssl dgst -sha256 -binary -hmac key -out msg.hmac_bob msg</text:p>
            </text:list-item>
            <text:list-item>
              <text:p text:style-name="P17">cmp <text:s/>msg.hmac <text:s/>msg.hmac_bob <text:span text:style-name="T10">(any output if the are equal)</text:span></text:p>
            </text:list-item>
          </text:list>
        </text:list-item>
        <text:list-item>
          <text:p text:style-name="P17"><text:soft-page-break/>Is the HMAC that you have just recalculated different from the one you have calculated previously on the original message?</text:p>
          <text:list>
            <text:list-item>
              <text:p text:style-name="P17">openssl dgst -sha256 -binary -hmac key -out msg.hmac_recalculated msg</text:p>
            </text:list-item>
            <text:list-item>
              <text:p text:style-name="P17">cmp msg.hmac msg.hmac_recalculated </text:p>
              <text:list>
                <text:list-item>
                  <text:p text:style-name="P17"><text:span text:style-name="T11">Output: </text:span>msg.hmac msg.hmac_recalculated <text:span text:style-name="T11">difference</text:span>: byte 1, <text:span text:style-name="T11">row </text:span>1</text:p>
                </text:list-item>
              </text:list>
            </text:list-item>
          </text:list>
        </text:list-item>
        <text:list-item>
          <text:p text:style-name="P17"/>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text:style-name="Numbering_20_Symbols" loext:num-list-format="%2%." style:num-suffix="." style:num-format="1">
        <style:list-level-properties text:list-level-position-and-space-mode="label-alignment">
          <style:list-level-label-alignment text:label-followed-by="listtab"/>
        </style:list-level-properties>
      </text:outline-level-style>
      <text:outline-level-style text:level="3" text:style-name="Numbering_20_Symbols" loext:num-list-format="%3%)" style:num-suffix=")"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07T09:38:01.856074745</meta:creation-date>
    <meta:generator>LibreOffice/7.5.8.1$Linux_X86_64 LibreOffice_project/50$Build-1</meta:generator>
    <dc:date>2023-11-07T10:26:17.218271783</dc:date>
    <meta:editing-duration>PT45M</meta:editing-duration>
    <meta:editing-cycles>57</meta:editing-cycles>
    <meta:document-statistic meta:table-count="0" meta:image-count="0" meta:object-count="0" meta:page-count="2" meta:paragraph-count="30" meta:word-count="316" meta:character-count="1946" meta:non-whitespace-character-count="1675"/>
  </office:meta>
</office:document-meta>
</file>